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486in" table:align="left"/>
    </style:style>
    <style:style style:name="Table1.A" style:family="table-column">
      <style:table-column-properties style:column-width="1.8319in"/>
    </style:style>
    <style:style style:name="Table1.B" style:family="table-column">
      <style:table-column-properties style:column-width="3.116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2375in" table:align="left"/>
    </style:style>
    <style:style style:name="Table2.A" style:family="table-column">
      <style:table-column-properties style:column-width="1.341in"/>
    </style:style>
    <style:style style:name="Table2.B" style:family="table-column">
      <style:table-column-properties style:column-width="1.896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c9ca8" officeooo:paragraph-rsid="001c9ca8"/>
    </style:style>
    <style:style style:name="P2" style:family="paragraph" style:parent-style-name="Standard">
      <style:paragraph-properties fo:text-align="center" style:justify-single-word="false"/>
      <style:text-properties officeooo:rsid="001c9ca8" officeooo:paragraph-rsid="001c9ca8"/>
    </style:style>
    <style:style style:name="P3" style:family="paragraph" style:parent-style-name="Standard">
      <style:paragraph-properties fo:text-align="center" style:justify-single-word="false"/>
      <style:text-properties fo:font-size="12pt" officeooo:rsid="001c9ca8" officeooo:paragraph-rsid="001c9ca8" style:font-size-asian="10.5pt" style:font-size-complex="12pt"/>
    </style:style>
    <style:style style:name="P4" style:family="paragraph" style:parent-style-name="Standard">
      <style:paragraph-properties fo:margin-top="0in" fo:margin-bottom="0in" style:contextual-spacing="false"/>
      <style:text-properties officeooo:paragraph-rsid="001c9ca8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Heading_20_1">
      <style:paragraph-properties fo:text-align="center" style:justify-single-word="false"/>
      <style:text-properties officeooo:paragraph-rsid="001c9ca8"/>
    </style:style>
    <style:style style:name="T1" style:family="text">
      <style:text-properties style:text-position="-83% 100%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officeooo:rsid="001c9ca8" style:font-size-asian="10.5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Box-Plots for Education</text:h>
      <text:h text:style-name="Heading_20_2" text:outline-level="2"><text:bookmark text:name="features_list"/>The features in this dataset</text:h>
      <text:p text:style-name="Horizontal_20_Line"/>
      <text:p text:style-name="Text_20_body">Your goal is to predict the <text:span text:style-name="Strong_20_Emphasis">probability</text:span> that a certain label is attached to a budget line item. Each row in the budget has mostly <text:span text:style-name="Strong_20_Emphasis">free-form text</text:span> features, except for the two below that are noted as <text:span text:style-name="Strong_20_Emphasis">float</text:span>. Any of the fields may or may not be empty </text:p>
      <text:list xml:id="list7927626576416450191" text:style-name="L4">
        <text:list-item>
          <text:p text:style-name="P13"><text:span text:style-name="Source_20_Text">FTE</text:span> <text:span text:style-name="Strong_20_Emphasis">float</text:span> - If an employee, the percentage of full-time that the employee works. </text:p>
        </text:list-item>
        <text:list-item>
          <text:p text:style-name="P13"><text:span text:style-name="Source_20_Text">Facility_or_Department</text:span> - If expenditure is tied to a department/facility, that department/facility. </text:p>
        </text:list-item>
        <text:list-item>
          <text:p text:style-name="P13"><text:span text:style-name="Source_20_Text">Function_Description</text:span> - A description of the function the expenditure was serving. </text:p>
        </text:list-item>
        <text:list-item>
          <text:p text:style-name="P13"><text:span text:style-name="Source_20_Text">Fund_Description</text:span> - A description of the source of the funds. </text:p>
        </text:list-item>
        <text:list-item>
          <text:p text:style-name="P13"><text:span text:style-name="Source_20_Text">Job_Title_Description</text:span> - If this is an employee, a description of that employee's job title. </text:p>
        </text:list-item>
        <text:list-item>
          <text:p text:style-name="P13"><text:span text:style-name="Source_20_Text">Location_Description</text:span> - A description of where the funds were spent. </text:p>
        </text:list-item>
        <text:list-item>
          <text:p text:style-name="P13"><text:span text:style-name="Source_20_Text">Object_Description</text:span> - A description of what the funds were used for. </text:p>
        </text:list-item>
        <text:list-item>
          <text:p text:style-name="P13"><text:span text:style-name="Source_20_Text">Position_Extra</text:span> - Any extra information about the position that we have. </text:p>
        </text:list-item>
        <text:list-item>
          <text:p text:style-name="P13"><text:span text:style-name="Source_20_Text">Program_Description</text:span> - A description of the program that the funds were used for. </text:p>
        </text:list-item>
        <text:list-item>
          <text:p text:style-name="P13"><text:span text:style-name="Source_20_Text">SubFund_Description</text:span> - More detail on <text:span text:style-name="Source_20_Text">Fund_Description</text:span> </text:p>
        </text:list-item>
        <text:list-item>
          <text:p text:style-name="P13"><text:span text:style-name="Source_20_Text">Sub_Object_Description</text:span> - More detail on <text:span text:style-name="Source_20_Text">Object_Description</text:span> </text:p>
        </text:list-item>
        <text:list-item>
          <text:p text:style-name="P13"><text:span text:style-name="Source_20_Text">Text_1</text:span> - Any additional text supplied by the district. </text:p>
        </text:list-item>
        <text:list-item>
          <text:p text:style-name="P13"><text:span text:style-name="Source_20_Text">Text_2</text:span> - Any additional text supplied by the district. </text:p>
        </text:list-item>
        <text:list-item>
          <text:p text:style-name="P13"><text:span text:style-name="Source_20_Text">Text_3</text:span> - Any additional text supplied by the district. </text:p>
        </text:list-item>
        <text:list-item>
          <text:p text:style-name="P13"><text:span text:style-name="Source_20_Text">Text_4</text:span> - Any additional text supplied by the district. </text:p>
        </text:list-item>
        <text:list-item>
          <text:p text:style-name="P7"><text:span text:style-name="Source_20_Text">Total</text:span> <text:span text:style-name="Strong_20_Emphasis">float</text:span> - The total cost of the expenditure. </text:p>
        </text:list-item>
      </text:list>
      <text:h text:style-name="Heading_20_3" text:outline-level="3"><text:bookmark text:name="features_eg"/>Feature data example</text:h>
      <text:p text:style-name="Horizontal_20_Line"/>
      <text:p text:style-name="Text_20_body">For example, a single row in the dataset might have these values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FTE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Heading">Facility_or_Department</text:p>
          </table:table-cell>
          <table:table-cell table:style-name="Table1.A1" office:value-type="string">
            <text:p text:style-name="Table_20_Contents">NaN</text:p>
          </table:table-cell>
        </table:table-row>
        <table:table-row>
          <table:table-cell table:style-name="Table1.A1" office:value-type="string">
            <text:p text:style-name="Table_20_Heading">Function_Description</text:p>
          </table:table-cell>
          <table:table-cell table:style-name="Table1.A1" office:value-type="string">
            <text:p text:style-name="Table_20_Contents">Care and Upkeep of Building Services</text:p>
          </table:table-cell>
        </table:table-row>
        <table:table-row>
          <table:table-cell table:style-name="Table1.A1" office:value-type="string">
            <text:p text:style-name="Table_20_Heading">Fund_Description</text:p>
          </table:table-cell>
          <table:table-cell table:style-name="Table1.A1" office:value-type="string">
            <text:p text:style-name="Table_20_Contents">General</text:p>
          </table:table-cell>
        </table:table-row>
        <table:table-row>
          <table:table-cell table:style-name="Table1.A1" office:value-type="string">
            <text:p text:style-name="Table_20_Heading">Job_Title_Description</text:p>
          </table:table-cell>
          <table:table-cell table:style-name="Table1.A1" office:value-type="string">
            <text:p text:style-name="Table_20_Contents">CLEANER</text:p>
          </table:table-cell>
        </table:table-row>
        <table:table-row>
          <table:table-cell table:style-name="Table1.A1" office:value-type="string">
            <text:p text:style-name="Table_20_Heading">Location_Description</text:p>
          </table:table-cell>
          <table:table-cell table:style-name="Table1.A1" office:value-type="string">
            <text:p text:style-name="Table_20_Contents">BUILDING OPERATIONS SECTION</text:p>
          </table:table-cell>
        </table:table-row>
        <table:table-row>
          <table:table-cell table:style-name="Table1.A1" office:value-type="string">
            <text:p text:style-name="Table_20_Heading">Object_Description</text:p>
          </table:table-cell>
          <table:table-cell table:style-name="Table1.A1" office:value-type="string">
            <text:p text:style-name="Table_20_Contents">Regular *</text:p>
          </table:table-cell>
        </table:table-row>
        <text:soft-page-break/>
        <table:table-row>
          <table:table-cell table:style-name="Table1.A1" office:value-type="string">
            <text:p text:style-name="Table_20_Heading">Position_Extra</text:p>
          </table:table-cell>
          <table:table-cell table:style-name="Table1.A1" office:value-type="string">
            <text:p text:style-name="Table_20_Contents">NaN</text:p>
          </table:table-cell>
        </table:table-row>
        <table:table-row>
          <table:table-cell table:style-name="Table1.A1" office:value-type="string">
            <text:p text:style-name="Table_20_Heading">Program_Description</text:p>
          </table:table-cell>
          <table:table-cell table:style-name="Table1.A1" office:value-type="string">
            <text:p text:style-name="Table_20_Contents">NaN</text:p>
          </table:table-cell>
        </table:table-row>
        <table:table-row>
          <table:table-cell table:style-name="Table1.A1" office:value-type="string">
            <text:p text:style-name="Table_20_Heading">SubFund_Description</text:p>
          </table:table-cell>
          <table:table-cell table:style-name="Table1.A1" office:value-type="string">
            <text:p text:style-name="Table_20_Contents">Operation and Maintenance of Plant Services</text:p>
          </table:table-cell>
        </table:table-row>
        <table:table-row>
          <table:table-cell table:style-name="Table1.A1" office:value-type="string">
            <text:p text:style-name="Table_20_Heading">Sub_Object_Description</text:p>
          </table:table-cell>
          <table:table-cell table:style-name="Table1.A1" office:value-type="string">
            <text:p text:style-name="Table_20_Contents">NaN</text:p>
          </table:table-cell>
        </table:table-row>
        <table:table-row>
          <table:table-cell table:style-name="Table1.A1" office:value-type="string">
            <text:p text:style-name="Table_20_Heading">Text_1</text:p>
          </table:table-cell>
          <table:table-cell table:style-name="Table1.A1" office:value-type="string">
            <text:p text:style-name="Table_20_Contents">FACILITIES ADMINISTRATION</text:p>
          </table:table-cell>
        </table:table-row>
        <table:table-row>
          <table:table-cell table:style-name="Table1.A1" office:value-type="string">
            <text:p text:style-name="Table_20_Heading">Text_2</text:p>
          </table:table-cell>
          <table:table-cell table:style-name="Table1.A1" office:value-type="string">
            <text:p text:style-name="Table_20_Contents">FACILITIES</text:p>
          </table:table-cell>
        </table:table-row>
        <table:table-row>
          <table:table-cell table:style-name="Table1.A1" office:value-type="string">
            <text:p text:style-name="Table_20_Heading">Text_3</text:p>
          </table:table-cell>
          <table:table-cell table:style-name="Table1.A1" office:value-type="string">
            <text:p text:style-name="Table_20_Contents">NaN</text:p>
          </table:table-cell>
        </table:table-row>
        <table:table-row>
          <table:table-cell table:style-name="Table1.A1" office:value-type="string">
            <text:p text:style-name="Table_20_Heading">Text_4</text:p>
          </table:table-cell>
          <table:table-cell table:style-name="Table1.A1" office:value-type="string">
            <text:p text:style-name="Table_20_Contents">NaN</text:p>
          </table:table-cell>
        </table:table-row>
        <table:table-row>
          <table:table-cell table:style-name="Table1.A1" office:value-type="string">
            <text:p text:style-name="Table_20_Heading">Total</text:p>
          </table:table-cell>
          <table:table-cell table:style-name="Table1.A1" office:value-type="string">
            <text:p text:style-name="Table_20_Contents">36664.44</text:p>
          </table:table-cell>
        </table:table-row>
      </table:table>
      <text:h text:style-name="Heading_20_2" text:outline-level="2"><text:bookmark text:name="labels_list"/>The labels in this dataset</text:h>
      <text:p text:style-name="Horizontal_20_Line"/>
      <text:p text:style-name="Text_20_body">For each of these rows, ERS attaches one label from each of 9 different categories:</text:p>
      <text:list xml:id="list7095107703731227594" text:style-name="L5">
        <text:list-item>
          <text:p text:style-name="P8"><text:span text:style-name="Source_20_Text">Function</text:span>: </text:p>
          <text:list>
            <text:list-item>
              <text:p text:style-name="P14"><text:span text:style-name="Source_20_Text">Aides Compensation</text:span> </text:p>
            </text:list-item>
            <text:list-item>
              <text:p text:style-name="P14"><text:span text:style-name="Source_20_Text">Career &amp; Academic Counseling</text:span> </text:p>
            </text:list-item>
            <text:list-item>
              <text:p text:style-name="P14"><text:span text:style-name="Source_20_Text">Communications</text:span> </text:p>
            </text:list-item>
            <text:list-item>
              <text:p text:style-name="P14"><text:span text:style-name="Source_20_Text">Curriculum Development</text:span> </text:p>
            </text:list-item>
            <text:list-item>
              <text:p text:style-name="P14"><text:span text:style-name="Source_20_Text">Data Processing &amp; Information Services</text:span> </text:p>
            </text:list-item>
            <text:list-item>
              <text:p text:style-name="P14"><text:span text:style-name="Source_20_Text">Development &amp; Fundraising</text:span> </text:p>
            </text:list-item>
            <text:list-item>
              <text:p text:style-name="P14"><text:span text:style-name="Source_20_Text">Enrichment</text:span> </text:p>
            </text:list-item>
            <text:list-item>
              <text:p text:style-name="P14"><text:span text:style-name="Source_20_Text">Extended Time &amp; Tutoring</text:span> </text:p>
            </text:list-item>
            <text:list-item>
              <text:p text:style-name="P14"><text:span text:style-name="Source_20_Text">Facilities &amp; Maintenance</text:span> </text:p>
            </text:list-item>
            <text:list-item>
              <text:p text:style-name="P14"><text:span text:style-name="Source_20_Text">Facilities Planning</text:span> </text:p>
            </text:list-item>
            <text:list-item>
              <text:p text:style-name="P14"><text:span text:style-name="Source_20_Text">Finance, Budget, Purchasing &amp; Distribution</text:span> </text:p>
            </text:list-item>
            <text:list-item>
              <text:p text:style-name="P14"><text:span text:style-name="Source_20_Text">Food Services</text:span> </text:p>
            </text:list-item>
            <text:list-item>
              <text:p text:style-name="P14"><text:span text:style-name="Source_20_Text">Governance</text:span> </text:p>
            </text:list-item>
            <text:list-item>
              <text:p text:style-name="P14"><text:span text:style-name="Source_20_Text">Human Resources</text:span> </text:p>
            </text:list-item>
            <text:list-item>
              <text:p text:style-name="P14"><text:span text:style-name="Source_20_Text">Instructional Materials &amp; Supplies</text:span> </text:p>
            </text:list-item>
            <text:list-item>
              <text:p text:style-name="P14"><text:span text:style-name="Source_20_Text">Insurance</text:span> </text:p>
            </text:list-item>
            <text:list-item>
              <text:p text:style-name="P14"><text:span text:style-name="Source_20_Text">Legal</text:span> </text:p>
            </text:list-item>
            <text:list-item>
              <text:p text:style-name="P14"><text:span text:style-name="Source_20_Text">Library &amp; Media</text:span> </text:p>
            </text:list-item>
            <text:list-item>
              <text:p text:style-name="P14"><text:span text:style-name="Source_20_Text">NO_LABEL</text:span> </text:p>
            </text:list-item>
            <text:list-item>
              <text:p text:style-name="P14"><text:span text:style-name="Source_20_Text">Other Compensation</text:span> </text:p>
            </text:list-item>
            <text:list-item>
              <text:p text:style-name="P14"><text:span text:style-name="Source_20_Text">Other Non-Compensation</text:span> </text:p>
            </text:list-item>
            <text:list-item>
              <text:p text:style-name="P14"><text:span text:style-name="Source_20_Text">Parent &amp; Community Relations</text:span> </text:p>
            </text:list-item>
            <text:list-item>
              <text:p text:style-name="P14"><text:span text:style-name="Source_20_Text">Physical Health &amp; Services</text:span> </text:p>
            </text:list-item>
            <text:list-item>
              <text:p text:style-name="P14"><text:soft-page-break/><text:span text:style-name="Source_20_Text">Professional Development</text:span> </text:p>
            </text:list-item>
            <text:list-item>
              <text:p text:style-name="P14"><text:span text:style-name="Source_20_Text">Recruitment</text:span> </text:p>
            </text:list-item>
            <text:list-item>
              <text:p text:style-name="P14"><text:span text:style-name="Source_20_Text">Research &amp; Accountability</text:span> </text:p>
            </text:list-item>
            <text:list-item>
              <text:p text:style-name="P14"><text:span text:style-name="Source_20_Text">School Administration</text:span> </text:p>
            </text:list-item>
            <text:list-item>
              <text:p text:style-name="P14"><text:span text:style-name="Source_20_Text">School Supervision</text:span> </text:p>
            </text:list-item>
            <text:list-item>
              <text:p text:style-name="P14"><text:span text:style-name="Source_20_Text">Security &amp; Safety</text:span> </text:p>
            </text:list-item>
            <text:list-item>
              <text:p text:style-name="P14"><text:span text:style-name="Source_20_Text">Social &amp; Emotional</text:span> </text:p>
            </text:list-item>
            <text:list-item>
              <text:p text:style-name="P14"><text:span text:style-name="Source_20_Text">Special Population Program Management &amp; Support</text:span> </text:p>
            </text:list-item>
            <text:list-item>
              <text:p text:style-name="P14"><text:span text:style-name="Source_20_Text">Student Assignment</text:span> </text:p>
            </text:list-item>
            <text:list-item>
              <text:p text:style-name="P14"><text:span text:style-name="Source_20_Text">Student Transportation</text:span> </text:p>
            </text:list-item>
            <text:list-item>
              <text:p text:style-name="P14"><text:span text:style-name="Source_20_Text">Substitute Compensation</text:span> </text:p>
            </text:list-item>
            <text:list-item>
              <text:p text:style-name="P14"><text:span text:style-name="Source_20_Text">Teacher Compensation</text:span> </text:p>
            </text:list-item>
            <text:list-item>
              <text:p text:style-name="P14"><text:span text:style-name="Source_20_Text">Untracked Budget Set-Aside</text:span> </text:p>
            </text:list-item>
            <text:list-item>
              <text:p text:style-name="P14"><text:span text:style-name="Source_20_Text">Utilities</text:span> </text:p>
            </text:list-item>
          </text:list>
        </text:list-item>
        <text:list-item>
          <text:p text:style-name="P8"><text:span text:style-name="Source_20_Text">Object_Type</text:span>: </text:p>
          <text:list>
            <text:list-item>
              <text:p text:style-name="P14"><text:span text:style-name="Source_20_Text">Base Salary/Compensation</text:span> </text:p>
            </text:list-item>
            <text:list-item>
              <text:p text:style-name="P14"><text:span text:style-name="Source_20_Text">Benefits</text:span> </text:p>
            </text:list-item>
            <text:list-item>
              <text:p text:style-name="P14"><text:span text:style-name="Source_20_Text">Contracted Services</text:span> </text:p>
            </text:list-item>
            <text:list-item>
              <text:p text:style-name="P14"><text:span text:style-name="Source_20_Text">Equipment &amp; Equipment Lease</text:span> </text:p>
            </text:list-item>
            <text:list-item>
              <text:p text:style-name="P14"><text:span text:style-name="Source_20_Text">NO_LABEL</text:span> </text:p>
            </text:list-item>
            <text:list-item>
              <text:p text:style-name="P14"><text:span text:style-name="Source_20_Text">Other Compensation/Stipend</text:span> </text:p>
            </text:list-item>
            <text:list-item>
              <text:p text:style-name="P14"><text:span text:style-name="Source_20_Text">Other Non-Compensation</text:span> </text:p>
            </text:list-item>
            <text:list-item>
              <text:p text:style-name="P14"><text:span text:style-name="Source_20_Text">Rent/Utilities</text:span> </text:p>
            </text:list-item>
            <text:list-item>
              <text:p text:style-name="P14"><text:span text:style-name="Source_20_Text">Substitute Compensation</text:span> </text:p>
            </text:list-item>
            <text:list-item>
              <text:p text:style-name="P14"><text:span text:style-name="Source_20_Text">Supplies/Materials</text:span> </text:p>
            </text:list-item>
            <text:list-item>
              <text:p text:style-name="P14"><text:span text:style-name="Source_20_Text">Travel &amp; Conferences</text:span> </text:p>
            </text:list-item>
          </text:list>
        </text:list-item>
        <text:list-item>
          <text:p text:style-name="P8"><text:span text:style-name="Source_20_Text">Operating_Status</text:span>: </text:p>
          <text:list>
            <text:list-item>
              <text:p text:style-name="P14"><text:span text:style-name="Source_20_Text">Non-Operating</text:span> </text:p>
            </text:list-item>
            <text:list-item>
              <text:p text:style-name="P14"><text:span text:style-name="Source_20_Text">Operating, Not PreK-12</text:span> </text:p>
            </text:list-item>
            <text:list-item>
              <text:p text:style-name="P14"><text:span text:style-name="Source_20_Text">PreK-12 Operating</text:span> </text:p>
            </text:list-item>
          </text:list>
        </text:list-item>
        <text:list-item>
          <text:p text:style-name="P8"><text:span text:style-name="Source_20_Text">Position_Type</text:span>: </text:p>
          <text:list>
            <text:list-item>
              <text:p text:style-name="P14"><text:span text:style-name="Source_20_Text">(Exec) Director</text:span> </text:p>
            </text:list-item>
            <text:list-item>
              <text:p text:style-name="P14"><text:span text:style-name="Source_20_Text">Area Officers</text:span> </text:p>
            </text:list-item>
            <text:list-item>
              <text:p text:style-name="P14"><text:span text:style-name="Source_20_Text">Club Advisor/Coach</text:span> </text:p>
            </text:list-item>
            <text:list-item>
              <text:p text:style-name="P14"><text:span text:style-name="Source_20_Text">Coordinator/Manager</text:span> </text:p>
            </text:list-item>
            <text:list-item>
              <text:p text:style-name="P14"><text:span text:style-name="Source_20_Text">Custodian</text:span> </text:p>
            </text:list-item>
            <text:list-item>
              <text:p text:style-name="P14"><text:soft-page-break/><text:span text:style-name="Source_20_Text">Guidance Counselor</text:span> </text:p>
            </text:list-item>
            <text:list-item>
              <text:p text:style-name="P14"><text:span text:style-name="Source_20_Text">Instructional Coach</text:span> </text:p>
            </text:list-item>
            <text:list-item>
              <text:p text:style-name="P14"><text:span text:style-name="Source_20_Text">Librarian</text:span> </text:p>
            </text:list-item>
            <text:list-item>
              <text:p text:style-name="P14"><text:span text:style-name="Source_20_Text">NO_LABEL</text:span> </text:p>
            </text:list-item>
            <text:list-item>
              <text:p text:style-name="P14"><text:span text:style-name="Source_20_Text">Non-Position</text:span> </text:p>
            </text:list-item>
            <text:list-item>
              <text:p text:style-name="P14"><text:span text:style-name="Source_20_Text">Nurse</text:span> </text:p>
            </text:list-item>
            <text:list-item>
              <text:p text:style-name="P14"><text:span text:style-name="Source_20_Text">Nurse Aide</text:span> </text:p>
            </text:list-item>
            <text:list-item>
              <text:p text:style-name="P14"><text:span text:style-name="Source_20_Text">Occupational Therapist</text:span> </text:p>
            </text:list-item>
            <text:list-item>
              <text:p text:style-name="P14"><text:span text:style-name="Source_20_Text">Other</text:span> </text:p>
            </text:list-item>
            <text:list-item>
              <text:p text:style-name="P14"><text:span text:style-name="Source_20_Text">Physical Therapist</text:span> </text:p>
            </text:list-item>
            <text:list-item>
              <text:p text:style-name="P14"><text:span text:style-name="Source_20_Text">Principal</text:span> </text:p>
            </text:list-item>
            <text:list-item>
              <text:p text:style-name="P14"><text:span text:style-name="Source_20_Text">Psychologist</text:span> </text:p>
            </text:list-item>
            <text:list-item>
              <text:p text:style-name="P14"><text:span text:style-name="Source_20_Text">School Monitor/Security</text:span> </text:p>
            </text:list-item>
            <text:list-item>
              <text:p text:style-name="P14"><text:span text:style-name="Source_20_Text">Sec/Clerk/Other Admin</text:span> </text:p>
            </text:list-item>
            <text:list-item>
              <text:p text:style-name="P14"><text:span text:style-name="Source_20_Text">Social Worker</text:span> </text:p>
            </text:list-item>
            <text:list-item>
              <text:p text:style-name="P14"><text:span text:style-name="Source_20_Text">Speech Therapist</text:span> </text:p>
            </text:list-item>
            <text:list-item>
              <text:p text:style-name="P14"><text:span text:style-name="Source_20_Text">Substitute</text:span> </text:p>
            </text:list-item>
            <text:list-item>
              <text:p text:style-name="P14"><text:span text:style-name="Source_20_Text">TA</text:span> </text:p>
            </text:list-item>
            <text:list-item>
              <text:p text:style-name="P14"><text:span text:style-name="Source_20_Text">Teacher</text:span> </text:p>
            </text:list-item>
            <text:list-item>
              <text:p text:style-name="P14"><text:span text:style-name="Source_20_Text">Vice Principal</text:span> </text:p>
            </text:list-item>
          </text:list>
        </text:list-item>
        <text:list-item>
          <text:p text:style-name="P8"><text:span text:style-name="Source_20_Text">Pre_K</text:span>: </text:p>
          <text:list>
            <text:list-item>
              <text:p text:style-name="P14"><text:span text:style-name="Source_20_Text">NO_LABEL</text:span> </text:p>
            </text:list-item>
            <text:list-item>
              <text:p text:style-name="P14"><text:span text:style-name="Source_20_Text">Non PreK</text:span> </text:p>
            </text:list-item>
            <text:list-item>
              <text:p text:style-name="P14"><text:span text:style-name="Source_20_Text">PreK</text:span> </text:p>
            </text:list-item>
          </text:list>
        </text:list-item>
        <text:list-item>
          <text:p text:style-name="P8"><text:span text:style-name="Source_20_Text">Reporting</text:span>: </text:p>
          <text:list>
            <text:list-item>
              <text:p text:style-name="P14"><text:span text:style-name="Source_20_Text">NO_LABEL</text:span> </text:p>
            </text:list-item>
            <text:list-item>
              <text:p text:style-name="P14"><text:span text:style-name="Source_20_Text">Non-School</text:span> </text:p>
            </text:list-item>
            <text:list-item>
              <text:p text:style-name="P14"><text:span text:style-name="Source_20_Text">School</text:span> </text:p>
            </text:list-item>
          </text:list>
        </text:list-item>
        <text:list-item>
          <text:p text:style-name="P8"><text:span text:style-name="Source_20_Text">Sharing</text:span>: </text:p>
          <text:list>
            <text:list-item>
              <text:p text:style-name="P14"><text:span text:style-name="Source_20_Text">Leadership &amp; Management</text:span> </text:p>
            </text:list-item>
            <text:list-item>
              <text:p text:style-name="P14"><text:span text:style-name="Source_20_Text">NO_LABEL</text:span> </text:p>
            </text:list-item>
            <text:list-item>
              <text:p text:style-name="P14"><text:span text:style-name="Source_20_Text">School Reported</text:span> </text:p>
            </text:list-item>
            <text:list-item>
              <text:p text:style-name="P14"><text:span text:style-name="Source_20_Text">School on Central Budgets</text:span> </text:p>
            </text:list-item>
            <text:list-item>
              <text:p text:style-name="P14"><text:span text:style-name="Source_20_Text">Shared Services</text:span> </text:p>
            </text:list-item>
          </text:list>
        </text:list-item>
        <text:list-item>
          <text:p text:style-name="P8"><text:span text:style-name="Source_20_Text">Student_Type</text:span>: </text:p>
          <text:list>
            <text:list-item>
              <text:p text:style-name="P14"><text:span text:style-name="Source_20_Text">Alternative</text:span> </text:p>
            </text:list-item>
            <text:list-item>
              <text:p text:style-name="P14"><text:soft-page-break/><text:span text:style-name="Source_20_Text">At Risk</text:span> </text:p>
            </text:list-item>
            <text:list-item>
              <text:p text:style-name="P14"><text:span text:style-name="Source_20_Text">ELL</text:span> </text:p>
            </text:list-item>
            <text:list-item>
              <text:p text:style-name="P14"><text:span text:style-name="Source_20_Text">Gifted</text:span> </text:p>
            </text:list-item>
            <text:list-item>
              <text:p text:style-name="P14"><text:span text:style-name="Source_20_Text">NO_LABEL</text:span> </text:p>
            </text:list-item>
            <text:list-item>
              <text:p text:style-name="P14"><text:span text:style-name="Source_20_Text">Poverty</text:span> </text:p>
            </text:list-item>
            <text:list-item>
              <text:p text:style-name="P14"><text:span text:style-name="Source_20_Text">PreK</text:span> </text:p>
            </text:list-item>
            <text:list-item>
              <text:p text:style-name="P14"><text:span text:style-name="Source_20_Text">Special Education</text:span> </text:p>
            </text:list-item>
            <text:list-item>
              <text:p text:style-name="P14"><text:span text:style-name="Source_20_Text">Unspecified</text:span> </text:p>
            </text:list-item>
          </text:list>
        </text:list-item>
        <text:list-item>
          <text:p text:style-name="P8"><text:span text:style-name="Source_20_Text">Use</text:span>: </text:p>
          <text:list>
            <text:list-item>
              <text:p text:style-name="P14"><text:span text:style-name="Source_20_Text">Business Services</text:span> </text:p>
            </text:list-item>
            <text:list-item>
              <text:p text:style-name="P14"><text:span text:style-name="Source_20_Text">ISPD</text:span> </text:p>
            </text:list-item>
            <text:list-item>
              <text:p text:style-name="P14"><text:span text:style-name="Source_20_Text">Instruction</text:span> </text:p>
            </text:list-item>
            <text:list-item>
              <text:p text:style-name="P14"><text:span text:style-name="Source_20_Text">Leadership</text:span> </text:p>
            </text:list-item>
            <text:list-item>
              <text:p text:style-name="P14"><text:span text:style-name="Source_20_Text">NO_LABEL</text:span> </text:p>
            </text:list-item>
            <text:list-item>
              <text:p text:style-name="P14"><text:span text:style-name="Source_20_Text">O&amp;M</text:span> </text:p>
            </text:list-item>
            <text:list-item>
              <text:p text:style-name="P14"><text:span text:style-name="Source_20_Text">Pupil Services &amp; Enrichment</text:span> </text:p>
            </text:list-item>
            <text:list-item>
              <text:p text:style-name="P8"><text:span text:style-name="Source_20_Text">Untracked Budget Set-Aside</text:span> </text:p>
            </text:list-item>
          </text:list>
        </text:list-item>
      </text:list>
      <text:p text:style-name="Text_20_body">Note, there is a hierarchical relationship for these labels. If a line is marked as <text:span text:style-name="Source_20_Text">Non-Operating</text:span> in the <text:span text:style-name="Source_20_Text">Operating_Status</text:span> category, then all of the other labels should be marked as <text:span text:style-name="Source_20_Text">NO_LABEL</text:span> since ERS does not analyze and compare non-operating budget items.</text:p>
      <text:h text:style-name="Heading_20_3" text:outline-level="3"><text:bookmark text:name="labels_eg"/>Label example</text:h>
      <text:p text:style-name="Horizontal_20_Line"/>
      <text:p text:style-name="Text_20_body">The row in the example above would have the following labels attached to it: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Function</text:p>
          </table:table-cell>
          <table:table-cell table:style-name="Table2.A1" office:value-type="string">
            <text:p text:style-name="Table_20_Contents">Facilities &amp; Maintenance</text:p>
          </table:table-cell>
        </table:table-row>
        <table:table-row>
          <table:table-cell table:style-name="Table2.A1" office:value-type="string">
            <text:p text:style-name="Table_20_Heading">Object_Type</text:p>
          </table:table-cell>
          <table:table-cell table:style-name="Table2.A1" office:value-type="string">
            <text:p text:style-name="Table_20_Contents">Base Salary/Compensation</text:p>
          </table:table-cell>
        </table:table-row>
        <table:table-row>
          <table:table-cell table:style-name="Table2.A1" office:value-type="string">
            <text:p text:style-name="Table_20_Heading">Operating_Status</text:p>
          </table:table-cell>
          <table:table-cell table:style-name="Table2.A1" office:value-type="string">
            <text:p text:style-name="Table_20_Contents">PreK-12 Operating</text:p>
          </table:table-cell>
        </table:table-row>
        <table:table-row>
          <table:table-cell table:style-name="Table2.A1" office:value-type="string">
            <text:p text:style-name="Table_20_Heading">Position_Type</text:p>
          </table:table-cell>
          <table:table-cell table:style-name="Table2.A1" office:value-type="string">
            <text:p text:style-name="Table_20_Contents">Custodian</text:p>
          </table:table-cell>
        </table:table-row>
        <table:table-row>
          <table:table-cell table:style-name="Table2.A1" office:value-type="string">
            <text:p text:style-name="Table_20_Heading">Pre_K</text:p>
          </table:table-cell>
          <table:table-cell table:style-name="Table2.A1" office:value-type="string">
            <text:p text:style-name="Table_20_Contents">Non PreK</text:p>
          </table:table-cell>
        </table:table-row>
        <table:table-row>
          <table:table-cell table:style-name="Table2.A1" office:value-type="string">
            <text:p text:style-name="Table_20_Heading">Reporting</text:p>
          </table:table-cell>
          <table:table-cell table:style-name="Table2.A1" office:value-type="string">
            <text:p text:style-name="Table_20_Contents">School</text:p>
          </table:table-cell>
        </table:table-row>
        <table:table-row>
          <table:table-cell table:style-name="Table2.A1" office:value-type="string">
            <text:p text:style-name="Table_20_Heading">Sharing</text:p>
          </table:table-cell>
          <table:table-cell table:style-name="Table2.A1" office:value-type="string">
            <text:p text:style-name="Table_20_Contents">School Reported</text:p>
          </table:table-cell>
        </table:table-row>
        <table:table-row>
          <table:table-cell table:style-name="Table2.A1" office:value-type="string">
            <text:p text:style-name="Table_20_Heading">Student_Type</text:p>
          </table:table-cell>
          <table:table-cell table:style-name="Table2.A1" office:value-type="string">
            <text:p text:style-name="Table_20_Contents">Unspecified</text:p>
          </table:table-cell>
        </table:table-row>
        <table:table-row>
          <table:table-cell table:style-name="Table2.A1" office:value-type="string">
            <text:p text:style-name="Table_20_Heading">Use</text:p>
          </table:table-cell>
          <table:table-cell table:style-name="Table2.A1" office:value-type="string">
            <text:p text:style-name="Table_20_Contents">O&amp;M</text:p>
          </table:table-cell>
        </table:table-row>
      </table:table>
      <text:h text:style-name="Heading_20_2" text:outline-level="2"><text:bookmark text:name="sub_cols"/>Submission format</text:h>
      <text:p text:style-name="Horizontal_20_Line"/>
      <text:p text:style-name="Text_20_body">Your goal is to predict a probability for each possible label in the dataset given a row of new data. Each <text:soft-page-break/>of these probabilities goes in a separate column in the submission file. The submission must be <text:span text:style-name="Source_20_Text">50064x104</text:span> where 50064 is the number of rows in the test dataset (excluding the header) and 104 is the number of columns (excluding a first column of row ids). The columns in the submission have the format <text:span text:style-name="Source_20_Text">ColumnName__PossibleLabel</text:span>, which we have listed below for your convenience. This is simply a flattening of <text:a xlink:type="simple" xlink:href="http://www.drivendata.org/competitions/4/page/15/#labels_list">the labels</text:a> that we listed above.</text:p>
      <text:list xml:id="list5179727902882239840" text:style-name="L6">
        <text:list-item>
          <text:p text:style-name="P15"><text:span text:style-name="Source_20_Text">Function__Aides Compensation</text:span> </text:p>
        </text:list-item>
        <text:list-item>
          <text:p text:style-name="P15"><text:span text:style-name="Source_20_Text">Function__Career &amp; Academic Counseling</text:span> </text:p>
        </text:list-item>
        <text:list-item>
          <text:p text:style-name="P15"><text:span text:style-name="Source_20_Text">Function__Communications</text:span> </text:p>
        </text:list-item>
        <text:list-item>
          <text:p text:style-name="P15"><text:span text:style-name="Source_20_Text">Function__Curriculum Development</text:span> </text:p>
        </text:list-item>
        <text:list-item>
          <text:p text:style-name="P15"><text:span text:style-name="Source_20_Text">Function__Data Processing &amp; Information Services</text:span> </text:p>
        </text:list-item>
        <text:list-item>
          <text:p text:style-name="P15"><text:span text:style-name="Source_20_Text">Function__Development &amp; Fundraising</text:span> </text:p>
        </text:list-item>
        <text:list-item>
          <text:p text:style-name="P15"><text:span text:style-name="Source_20_Text">Function__Enrichment</text:span> </text:p>
        </text:list-item>
        <text:list-item>
          <text:p text:style-name="P15"><text:span text:style-name="Source_20_Text">Function__Extended Time &amp; Tutoring</text:span> </text:p>
        </text:list-item>
        <text:list-item>
          <text:p text:style-name="P15"><text:span text:style-name="Source_20_Text">Function__Facilities &amp; Maintenance</text:span> </text:p>
        </text:list-item>
        <text:list-item>
          <text:p text:style-name="P15"><text:span text:style-name="Source_20_Text">Function__Facilities Planning</text:span> </text:p>
        </text:list-item>
        <text:list-item>
          <text:p text:style-name="P15"><text:span text:style-name="Source_20_Text">Function__Finance, Budget, Purchasing &amp; Distribution</text:span> </text:p>
        </text:list-item>
        <text:list-item>
          <text:p text:style-name="P15"><text:span text:style-name="Source_20_Text">Function__Food Services</text:span> </text:p>
        </text:list-item>
        <text:list-item>
          <text:p text:style-name="P15"><text:span text:style-name="Source_20_Text">Function__Governance</text:span> </text:p>
        </text:list-item>
        <text:list-item>
          <text:p text:style-name="P15"><text:span text:style-name="Source_20_Text">Function__Human Resources</text:span> </text:p>
        </text:list-item>
        <text:list-item>
          <text:p text:style-name="P15"><text:span text:style-name="Source_20_Text">Function__Instructional Materials &amp; Supplies</text:span> </text:p>
        </text:list-item>
        <text:list-item>
          <text:p text:style-name="P15"><text:span text:style-name="Source_20_Text">Function__Insurance</text:span> </text:p>
        </text:list-item>
        <text:list-item>
          <text:p text:style-name="P15"><text:span text:style-name="Source_20_Text">Function__Legal</text:span> </text:p>
        </text:list-item>
        <text:list-item>
          <text:p text:style-name="P15"><text:span text:style-name="Source_20_Text">Function__Library &amp; Media</text:span> </text:p>
        </text:list-item>
        <text:list-item>
          <text:p text:style-name="P15"><text:span text:style-name="Source_20_Text">Function__NO_LABEL</text:span> </text:p>
        </text:list-item>
        <text:list-item>
          <text:p text:style-name="P15"><text:span text:style-name="Source_20_Text">Function__Other Compensation</text:span> </text:p>
        </text:list-item>
        <text:list-item>
          <text:p text:style-name="P15"><text:span text:style-name="Source_20_Text">Function__Other Non-Compensation</text:span> </text:p>
        </text:list-item>
        <text:list-item>
          <text:p text:style-name="P15"><text:span text:style-name="Source_20_Text">Function__Parent &amp; Community Relations</text:span> </text:p>
        </text:list-item>
        <text:list-item>
          <text:p text:style-name="P15"><text:span text:style-name="Source_20_Text">Function__Physical Health &amp; Services</text:span> </text:p>
        </text:list-item>
        <text:list-item>
          <text:p text:style-name="P15"><text:span text:style-name="Source_20_Text">Function__Professional Development</text:span> </text:p>
        </text:list-item>
        <text:list-item>
          <text:p text:style-name="P15"><text:span text:style-name="Source_20_Text">Function__Recruitment</text:span> </text:p>
        </text:list-item>
        <text:list-item>
          <text:p text:style-name="P15"><text:span text:style-name="Source_20_Text">Function__Research &amp; Accountability</text:span> </text:p>
        </text:list-item>
        <text:list-item>
          <text:p text:style-name="P15"><text:span text:style-name="Source_20_Text">Function__School Administration</text:span> </text:p>
        </text:list-item>
        <text:list-item>
          <text:p text:style-name="P15"><text:span text:style-name="Source_20_Text">Function__School Supervision</text:span> </text:p>
        </text:list-item>
        <text:list-item>
          <text:p text:style-name="P15"><text:span text:style-name="Source_20_Text">Function__Security &amp; Safety</text:span> </text:p>
        </text:list-item>
        <text:list-item>
          <text:p text:style-name="P15"><text:span text:style-name="Source_20_Text">Function__Social &amp; Emotional</text:span> </text:p>
        </text:list-item>
        <text:list-item>
          <text:p text:style-name="P15"><text:span text:style-name="Source_20_Text">Function__Special Population Program Management &amp; Support</text:span> </text:p>
        </text:list-item>
        <text:list-item>
          <text:p text:style-name="P15"><text:span text:style-name="Source_20_Text">Function__Student Assignment</text:span> </text:p>
        </text:list-item>
        <text:list-item>
          <text:p text:style-name="P15"><text:soft-page-break/><text:span text:style-name="Source_20_Text">Function__Student Transportation</text:span> </text:p>
        </text:list-item>
        <text:list-item>
          <text:p text:style-name="P15"><text:span text:style-name="Source_20_Text">Function__Substitute Compensation</text:span> </text:p>
        </text:list-item>
        <text:list-item>
          <text:p text:style-name="P15"><text:span text:style-name="Source_20_Text">Function__Teacher Compensation</text:span> </text:p>
        </text:list-item>
        <text:list-item>
          <text:p text:style-name="P15"><text:span text:style-name="Source_20_Text">Function__Untracked Budget Set-Aside</text:span> </text:p>
        </text:list-item>
        <text:list-item>
          <text:p text:style-name="P15"><text:span text:style-name="Source_20_Text">Function__Utilities</text:span> </text:p>
        </text:list-item>
        <text:list-item>
          <text:p text:style-name="P15"><text:span text:style-name="Source_20_Text">Object_Type__Base Salary/Compensation</text:span> </text:p>
        </text:list-item>
        <text:list-item>
          <text:p text:style-name="P15"><text:span text:style-name="Source_20_Text">Object_Type__Benefits</text:span> </text:p>
        </text:list-item>
        <text:list-item>
          <text:p text:style-name="P15"><text:span text:style-name="Source_20_Text">Object_Type__Contracted Services</text:span> </text:p>
        </text:list-item>
        <text:list-item>
          <text:p text:style-name="P15"><text:span text:style-name="Source_20_Text">Object_Type__Equipment &amp; Equipment Lease</text:span> </text:p>
        </text:list-item>
        <text:list-item>
          <text:p text:style-name="P15"><text:span text:style-name="Source_20_Text">Object_Type__NO_LABEL</text:span> </text:p>
        </text:list-item>
        <text:list-item>
          <text:p text:style-name="P15"><text:span text:style-name="Source_20_Text">Object_Type__Other Compensation/Stipend</text:span> </text:p>
        </text:list-item>
        <text:list-item>
          <text:p text:style-name="P15"><text:span text:style-name="Source_20_Text">Object_Type__Other Non-Compensation</text:span> </text:p>
        </text:list-item>
        <text:list-item>
          <text:p text:style-name="P15"><text:span text:style-name="Source_20_Text">Object_Type__Rent/Utilities</text:span> </text:p>
        </text:list-item>
        <text:list-item>
          <text:p text:style-name="P15"><text:span text:style-name="Source_20_Text">Object_Type__Substitute Compensation</text:span> </text:p>
        </text:list-item>
        <text:list-item>
          <text:p text:style-name="P15"><text:span text:style-name="Source_20_Text">Object_Type__Supplies/Materials</text:span> </text:p>
        </text:list-item>
        <text:list-item>
          <text:p text:style-name="P15"><text:span text:style-name="Source_20_Text">Object_Type__Travel &amp; Conferences</text:span> </text:p>
        </text:list-item>
        <text:list-item>
          <text:p text:style-name="P15"><text:span text:style-name="Source_20_Text">Operating_Status__Non-Operating</text:span> </text:p>
        </text:list-item>
        <text:list-item>
          <text:p text:style-name="P15"><text:span text:style-name="Source_20_Text">Operating_Status__Operating, Not PreK-12</text:span> </text:p>
        </text:list-item>
        <text:list-item>
          <text:p text:style-name="P15"><text:span text:style-name="Source_20_Text">Operating_Status__PreK-12 Operating</text:span> </text:p>
        </text:list-item>
        <text:list-item>
          <text:p text:style-name="P15"><text:span text:style-name="Source_20_Text">Position_Type__(Exec) Director</text:span> </text:p>
        </text:list-item>
        <text:list-item>
          <text:p text:style-name="P15"><text:span text:style-name="Source_20_Text">Position_Type__Area Officers</text:span> </text:p>
        </text:list-item>
        <text:list-item>
          <text:p text:style-name="P15"><text:span text:style-name="Source_20_Text">Position_Type__Club Advisor/Coach</text:span> </text:p>
        </text:list-item>
        <text:list-item>
          <text:p text:style-name="P15"><text:span text:style-name="Source_20_Text">Position_Type__Coordinator/Manager</text:span> </text:p>
        </text:list-item>
        <text:list-item>
          <text:p text:style-name="P15"><text:span text:style-name="Source_20_Text">Position_Type__Custodian</text:span> </text:p>
        </text:list-item>
        <text:list-item>
          <text:p text:style-name="P15"><text:span text:style-name="Source_20_Text">Position_Type__Guidance Counselor</text:span> </text:p>
        </text:list-item>
        <text:list-item>
          <text:p text:style-name="P15"><text:span text:style-name="Source_20_Text">Position_Type__Instructional Coach</text:span> </text:p>
        </text:list-item>
        <text:list-item>
          <text:p text:style-name="P15"><text:span text:style-name="Source_20_Text">Position_Type__Librarian</text:span> </text:p>
        </text:list-item>
        <text:list-item>
          <text:p text:style-name="P15"><text:span text:style-name="Source_20_Text">Position_Type__NO_LABEL</text:span> </text:p>
        </text:list-item>
        <text:list-item>
          <text:p text:style-name="P15"><text:span text:style-name="Source_20_Text">Position_Type__Non-Position</text:span> </text:p>
        </text:list-item>
        <text:list-item>
          <text:p text:style-name="P15"><text:span text:style-name="Source_20_Text">Position_Type__Nurse</text:span> </text:p>
        </text:list-item>
        <text:list-item>
          <text:p text:style-name="P15"><text:span text:style-name="Source_20_Text">Position_Type__Nurse Aide</text:span> </text:p>
        </text:list-item>
        <text:list-item>
          <text:p text:style-name="P15"><text:span text:style-name="Source_20_Text">Position_Type__Occupational Therapist</text:span> </text:p>
        </text:list-item>
        <text:list-item>
          <text:p text:style-name="P15"><text:span text:style-name="Source_20_Text">Position_Type__Other</text:span> </text:p>
        </text:list-item>
        <text:list-item>
          <text:p text:style-name="P15"><text:span text:style-name="Source_20_Text">Position_Type__Physical Therapist</text:span> </text:p>
        </text:list-item>
        <text:list-item>
          <text:p text:style-name="P15"><text:span text:style-name="Source_20_Text">Position_Type__Principal</text:span> </text:p>
        </text:list-item>
        <text:list-item>
          <text:p text:style-name="P15"><text:span text:style-name="Source_20_Text">Position_Type__Psychologist</text:span> </text:p>
        </text:list-item>
        <text:list-item>
          <text:p text:style-name="P15"><text:span text:style-name="Source_20_Text">Position_Type__School Monitor/Security</text:span> </text:p>
        </text:list-item>
        <text:list-item>
          <text:p text:style-name="P15"><text:span text:style-name="Source_20_Text">Position_Type__Sec/Clerk/Other Admin</text:span> </text:p>
        </text:list-item>
        <text:list-item>
          <text:p text:style-name="P15"><text:soft-page-break/><text:span text:style-name="Source_20_Text">Position_Type__Social Worker</text:span> </text:p>
        </text:list-item>
        <text:list-item>
          <text:p text:style-name="P15"><text:span text:style-name="Source_20_Text">Position_Type__Speech Therapist</text:span> </text:p>
        </text:list-item>
        <text:list-item>
          <text:p text:style-name="P15"><text:span text:style-name="Source_20_Text">Position_Type__Substitute</text:span> </text:p>
        </text:list-item>
        <text:list-item>
          <text:p text:style-name="P15"><text:span text:style-name="Source_20_Text">Position_Type__TA</text:span> </text:p>
        </text:list-item>
        <text:list-item>
          <text:p text:style-name="P15"><text:span text:style-name="Source_20_Text">Position_Type__Teacher</text:span> </text:p>
        </text:list-item>
        <text:list-item>
          <text:p text:style-name="P15"><text:span text:style-name="Source_20_Text">Position_Type__Vice Principal</text:span> </text:p>
        </text:list-item>
        <text:list-item>
          <text:p text:style-name="P15"><text:span text:style-name="Source_20_Text">Pre_K__NO_LABEL</text:span> </text:p>
        </text:list-item>
        <text:list-item>
          <text:p text:style-name="P15"><text:span text:style-name="Source_20_Text">Pre_K__Non PreK</text:span> </text:p>
        </text:list-item>
        <text:list-item>
          <text:p text:style-name="P15"><text:span text:style-name="Source_20_Text">Pre_K__PreK</text:span> </text:p>
        </text:list-item>
        <text:list-item>
          <text:p text:style-name="P15"><text:span text:style-name="Source_20_Text">Reporting__NO_LABEL</text:span> </text:p>
        </text:list-item>
        <text:list-item>
          <text:p text:style-name="P15"><text:span text:style-name="Source_20_Text">Reporting__Non-School</text:span> </text:p>
        </text:list-item>
        <text:list-item>
          <text:p text:style-name="P15"><text:span text:style-name="Source_20_Text">Reporting__School</text:span> </text:p>
        </text:list-item>
        <text:list-item>
          <text:p text:style-name="P15"><text:span text:style-name="Source_20_Text">Sharing__Leadership &amp; Management</text:span> </text:p>
        </text:list-item>
        <text:list-item>
          <text:p text:style-name="P15"><text:span text:style-name="Source_20_Text">Sharing__NO_LABEL</text:span> </text:p>
        </text:list-item>
        <text:list-item>
          <text:p text:style-name="P15"><text:span text:style-name="Source_20_Text">Sharing__School Reported</text:span> </text:p>
        </text:list-item>
        <text:list-item>
          <text:p text:style-name="P15"><text:span text:style-name="Source_20_Text">Sharing__School on Central Budgets</text:span> </text:p>
        </text:list-item>
        <text:list-item>
          <text:p text:style-name="P15"><text:span text:style-name="Source_20_Text">Sharing__Shared Services</text:span> </text:p>
        </text:list-item>
        <text:list-item>
          <text:p text:style-name="P15"><text:span text:style-name="Source_20_Text">Student_Type__Alternative</text:span> </text:p>
        </text:list-item>
        <text:list-item>
          <text:p text:style-name="P15"><text:span text:style-name="Source_20_Text">Student_Type__At Risk</text:span> </text:p>
        </text:list-item>
        <text:list-item>
          <text:p text:style-name="P15"><text:span text:style-name="Source_20_Text">Student_Type__ELL</text:span> </text:p>
        </text:list-item>
        <text:list-item>
          <text:p text:style-name="P15"><text:span text:style-name="Source_20_Text">Student_Type__Gifted</text:span> </text:p>
        </text:list-item>
        <text:list-item>
          <text:p text:style-name="P15"><text:span text:style-name="Source_20_Text">Student_Type__NO_LABEL</text:span> </text:p>
        </text:list-item>
        <text:list-item>
          <text:p text:style-name="P15"><text:span text:style-name="Source_20_Text">Student_Type__Poverty</text:span> </text:p>
        </text:list-item>
        <text:list-item>
          <text:p text:style-name="P15"><text:span text:style-name="Source_20_Text">Student_Type__PreK</text:span> </text:p>
        </text:list-item>
        <text:list-item>
          <text:p text:style-name="P15"><text:span text:style-name="Source_20_Text">Student_Type__Special Education</text:span> </text:p>
        </text:list-item>
        <text:list-item>
          <text:p text:style-name="P15"><text:span text:style-name="Source_20_Text">Student_Type__Unspecified</text:span> </text:p>
        </text:list-item>
        <text:list-item>
          <text:p text:style-name="P15"><text:span text:style-name="Source_20_Text">Use__Business Services</text:span> </text:p>
        </text:list-item>
        <text:list-item>
          <text:p text:style-name="P15"><text:span text:style-name="Source_20_Text">Use__ISPD</text:span> </text:p>
        </text:list-item>
        <text:list-item>
          <text:p text:style-name="P15"><text:span text:style-name="Source_20_Text">Use__Instruction</text:span> </text:p>
        </text:list-item>
        <text:list-item>
          <text:p text:style-name="P15"><text:span text:style-name="Source_20_Text">Use__Leadership</text:span> </text:p>
        </text:list-item>
        <text:list-item>
          <text:p text:style-name="P15"><text:span text:style-name="Source_20_Text">Use__NO_LABEL</text:span> </text:p>
        </text:list-item>
        <text:list-item>
          <text:p text:style-name="P15"><text:span text:style-name="Source_20_Text">Use__O&amp;M</text:span> </text:p>
        </text:list-item>
        <text:list-item>
          <text:p text:style-name="P15"><text:span text:style-name="Source_20_Text">Use__Pupil Services &amp; Enrichment</text:span> </text:p>
        </text:list-item>
        <text:list-item>
          <text:p text:style-name="P9"><text:span text:style-name="Source_20_Text">Use__Untracked Budget Set-Aside</text:span> </text:p>
        </text:list-item>
      </text:list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09:48:48.779710465</meta:creation-date>
    <dc:date>2014-11-12T19:51:49.406956171</dc:date>
    <meta:editing-duration>P0D</meta:editing-duration>
    <meta:editing-cycles>1</meta:editing-cycles>
    <meta:generator>LibreOffice/4.2.7.2$Linux_x86 LibreOffice_project/420m0$Build-2</meta:generator>
    <meta:document-statistic meta:table-count="2" meta:image-count="0" meta:object-count="0" meta:page-count="8" meta:paragraph-count="295" meta:word-count="1123" meta:character-count="8183" meta:non-whitespace-character-count="7352"/>
  </office:meta>
</office:document-meta>
</file>